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1" svg:font-family="'JetBrains Mono'"/>
    <style:font-face style:name="Lohit Devanagari1" svg:font-family="'Lohit Devanagari'"/>
    <style:font-face style:name="Ubuntu" svg:font-family="Ubuntu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officeooo:rsid="00196ecb" officeooo:paragraph-rsid="00196ecb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officeooo:rsid="00196ecb" officeooo:paragraph-rsid="00196ecb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officeooo:rsid="00196ecb" officeooo:paragraph-rsid="001b4982" style:font-size-asian="15pt" style:font-size-complex="15pt"/>
    </style:style>
    <style:style style:name="P4" style:family="paragraph" style:parent-style-name="Standard">
      <style:text-properties fo:color="#1e6a39" officeooo:paragraph-rsid="001ca6b9"/>
    </style:style>
    <style:style style:name="P5" style:family="paragraph" style:parent-style-name="Standard" style:list-style-name="L3">
      <style:text-properties fo:color="#1e6a39" officeooo:paragraph-rsid="001ca6b9"/>
    </style:style>
    <style:style style:name="P6" style:family="paragraph" style:parent-style-name="Standard" style:list-style-name="L3">
      <style:text-properties fo:color="#1e6a39" officeooo:paragraph-rsid="00237656"/>
    </style:style>
    <style:style style:name="P7" style:family="paragraph" style:parent-style-name="Standard" style:list-style-name="L3">
      <style:text-properties fo:color="#1e6a39" officeooo:paragraph-rsid="0027f1e0"/>
    </style:style>
    <style:style style:name="P8" style:family="paragraph" style:parent-style-name="Standard" style:list-style-name="L3">
      <style:text-properties fo:color="#1e6a39" officeooo:paragraph-rsid="002c57d8"/>
    </style:style>
    <style:style style:name="P9" style:family="paragraph" style:parent-style-name="Standard" style:list-style-name="L3">
      <style:text-properties fo:color="#1e6a39" officeooo:paragraph-rsid="003665f2"/>
    </style:style>
    <style:style style:name="P10" style:family="paragraph" style:parent-style-name="Standard" style:list-style-name="L7">
      <style:text-properties fo:color="#1e6a39" officeooo:paragraph-rsid="002e53f6"/>
    </style:style>
    <style:style style:name="P11" style:family="paragraph" style:parent-style-name="Standard" style:list-style-name="L7">
      <style:text-properties fo:color="#1e6a39" officeooo:paragraph-rsid="0027f1e0"/>
    </style:style>
    <style:style style:name="P12" style:family="paragraph" style:parent-style-name="Standard" style:list-style-name="L7">
      <style:text-properties fo:color="#1e6a39" officeooo:paragraph-rsid="002f445e"/>
    </style:style>
    <style:style style:name="P13" style:family="paragraph" style:parent-style-name="Standard" style:list-style-name="L7">
      <style:text-properties fo:color="#1e6a39" officeooo:paragraph-rsid="002ffce3"/>
    </style:style>
    <style:style style:name="P14" style:family="paragraph" style:parent-style-name="Standard" style:list-style-name="L7">
      <style:text-properties fo:color="#1e6a39" officeooo:paragraph-rsid="00310028"/>
    </style:style>
    <style:style style:name="P15" style:family="paragraph" style:parent-style-name="Standard" style:list-style-name="L7">
      <style:text-properties fo:color="#1e6a39" officeooo:paragraph-rsid="0032a995"/>
    </style:style>
    <style:style style:name="P16" style:family="paragraph" style:parent-style-name="Standard" style:list-style-name="L7">
      <style:text-properties fo:color="#1e6a39" officeooo:paragraph-rsid="0034539d"/>
    </style:style>
    <style:style style:name="P17" style:family="paragraph" style:parent-style-name="Standard" style:list-style-name="L3">
      <style:text-properties fo:color="#1e6a39" style:font-name="JetBrains Mono" fo:font-size="10pt" officeooo:paragraph-rsid="00212e35" style:font-size-asian="10pt"/>
    </style:style>
    <style:style style:name="P18" style:family="paragraph" style:parent-style-name="Standard" style:list-style-name="L3">
      <style:text-properties fo:color="#1e6a39" style:font-name="JetBrains Mono" fo:font-size="10pt" officeooo:paragraph-rsid="0021ce9f" style:font-size-asian="10pt"/>
    </style:style>
    <style:style style:name="P19" style:family="paragraph" style:parent-style-name="Standard" style:list-style-name="L3">
      <style:text-properties fo:color="#1e6a39" style:font-name="JetBrains Mono" fo:font-size="10pt" officeooo:paragraph-rsid="003665f2" style:font-size-asian="10pt"/>
    </style:style>
    <style:style style:name="P20" style:family="paragraph" style:parent-style-name="Standard" style:list-style-name="L3">
      <style:text-properties fo:color="#1e6a39" officeooo:rsid="0021ce9f" officeooo:paragraph-rsid="00237656"/>
    </style:style>
    <style:style style:name="P21" style:family="paragraph" style:parent-style-name="Standard" style:list-style-name="L3">
      <style:text-properties fo:color="#1e6a39" officeooo:rsid="00237656" officeooo:paragraph-rsid="0027f1e0"/>
    </style:style>
    <style:style style:name="P22" style:family="paragraph" style:parent-style-name="Standard" style:list-style-name="L3">
      <style:text-properties fo:color="#1e6a39" officeooo:rsid="00237656" officeooo:paragraph-rsid="002a9669"/>
    </style:style>
    <style:style style:name="P23" style:family="paragraph" style:parent-style-name="Standard" style:list-style-name="L3">
      <style:text-properties fo:color="#1e6a39" officeooo:rsid="002c57d8" officeooo:paragraph-rsid="002c57d8"/>
    </style:style>
    <style:style style:name="P24" style:family="paragraph" style:parent-style-name="Standard" style:list-style-name="L3">
      <style:text-properties fo:color="#1e6a39" style:text-underline-style="none" officeooo:rsid="002c57d8" officeooo:paragraph-rsid="002c57d8"/>
    </style:style>
    <style:style style:name="P25" style:family="paragraph" style:parent-style-name="Standard" style:list-style-name="L3">
      <style:text-properties fo:color="#1e6a39" style:text-underline-style="none" officeooo:rsid="002c57d8" officeooo:paragraph-rsid="003665f2"/>
    </style:style>
    <style:style style:name="P26" style:family="paragraph" style:parent-style-name="Standard">
      <style:text-properties fo:color="#1e6a39" officeooo:paragraph-rsid="0027f1e0"/>
    </style:style>
    <style:style style:name="P27" style:family="paragraph" style:parent-style-name="Standard">
      <style:text-properties fo:color="#1e6a39" officeooo:paragraph-rsid="002f445e"/>
    </style:style>
    <style:style style:name="P28" style:family="paragraph" style:parent-style-name="Standard">
      <style:text-properties officeooo:paragraph-rsid="001ca6b9"/>
    </style:style>
    <style:style style:name="P29" style:family="paragraph" style:parent-style-name="Standard" style:list-style-name="L3">
      <style:text-properties officeooo:paragraph-rsid="001fcb08"/>
    </style:style>
    <style:style style:name="P30" style:family="paragraph" style:parent-style-name="Standard" style:list-style-name="L3">
      <style:text-properties officeooo:paragraph-rsid="00212e35"/>
    </style:style>
    <style:style style:name="P31" style:family="paragraph" style:parent-style-name="Standard" style:list-style-name="L3">
      <style:text-properties officeooo:paragraph-rsid="0021ce9f"/>
    </style:style>
    <style:style style:name="P32" style:family="paragraph" style:parent-style-name="Standard" style:list-style-name="L3">
      <style:text-properties officeooo:paragraph-rsid="002645fd"/>
    </style:style>
    <style:style style:name="P33" style:family="paragraph" style:parent-style-name="Standard" style:list-style-name="L3">
      <style:text-properties officeooo:paragraph-rsid="002c57d8"/>
    </style:style>
    <style:style style:name="P34" style:family="paragraph" style:parent-style-name="Standard" style:list-style-name="L3">
      <style:text-properties officeooo:paragraph-rsid="003665f2"/>
    </style:style>
    <style:style style:name="P35" style:family="paragraph" style:parent-style-name="Standard" style:list-style-name="L7">
      <style:text-properties officeooo:paragraph-rsid="002c57d8"/>
    </style:style>
    <style:style style:name="P36" style:family="paragraph" style:parent-style-name="Standard" style:list-style-name="L7">
      <style:text-properties officeooo:paragraph-rsid="0027f1e0"/>
    </style:style>
    <style:style style:name="P37" style:family="paragraph" style:parent-style-name="Standard" style:list-style-name="L7">
      <style:text-properties officeooo:paragraph-rsid="0033f374"/>
    </style:style>
    <style:style style:name="P38" style:family="paragraph" style:parent-style-name="Standard" style:list-style-name="L7">
      <style:text-properties officeooo:paragraph-rsid="0034ee66"/>
    </style:style>
    <style:style style:name="P39" style:family="paragraph" style:parent-style-name="Standard" style:list-style-name="L7">
      <style:text-properties officeooo:paragraph-rsid="003665f2"/>
    </style:style>
    <style:style style:name="P40" style:family="paragraph" style:parent-style-name="Standard">
      <style:text-properties officeooo:paragraph-rsid="0034539d"/>
    </style:style>
    <style:style style:name="P41" style:family="paragraph" style:parent-style-name="Standard">
      <style:text-properties officeooo:paragraph-rsid="003665f2"/>
    </style:style>
    <style:style style:name="T1" style:family="text">
      <style:text-properties fo:color="#9876aa" style:font-name="JetBrains Mono" fo:font-size="10pt" fo:font-style="italic" fo:font-weight="bold" style:font-size-asian="10pt" style:font-style-asian="italic" style:font-weight-asian="bold"/>
    </style:style>
    <style:style style:name="T2" style:family="text">
      <style:text-properties fo:color="#9876aa" style:font-name="JetBrains Mono" fo:font-size="10pt" fo:font-style="italic" fo:font-weight="bold" officeooo:rsid="0034539d" style:font-size-asian="10pt" style:font-style-asian="italic" style:font-weight-asian="bold"/>
    </style:style>
    <style:style style:name="T3" style:family="text">
      <style:text-properties fo:color="#9876aa" style:font-name="JetBrains Mono" fo:font-size="10pt" fo:font-style="italic" fo:font-weight="bold" officeooo:rsid="0034ee66" style:font-size-asian="10pt" style:font-style-asian="italic" style:font-weight-asian="bold"/>
    </style:style>
    <style:style style:name="T4" style:family="text">
      <style:text-properties fo:color="#9876aa" style:font-name="JetBrains Mono" fo:font-size="10pt" fo:font-style="italic" fo:font-weight="bold" officeooo:rsid="002a9669" style:font-size-asian="10pt" style:font-style-asian="italic" style:font-weight-asian="bold" style:font-size-complex="15pt"/>
    </style:style>
    <style:style style:name="T5" style:family="text">
      <style:text-properties fo:color="#9876aa" style:font-name="JetBrains Mono" fo:font-size="10pt" fo:font-style="italic" fo:font-weight="bold" officeooo:rsid="0034ee66" style:font-size-asian="10pt" style:font-style-asian="italic" style:font-weight-asian="bold" style:font-size-complex="15pt"/>
    </style:style>
    <style:style style:name="T6" style:family="text">
      <style:text-properties fo:color="#9876aa" style:font-name="JetBrains Mono" fo:font-size="10pt" fo:font-style="italic" fo:font-weight="bold" officeooo:rsid="003665f2" style:font-size-asian="10pt" style:font-style-asian="italic" style:font-weight-asian="bold" style:font-size-complex="15pt"/>
    </style:style>
    <style:style style:name="T7" style:family="text">
      <style:text-properties fo:color="#9876aa" style:font-name="JetBrains Mono" fo:font-size="10pt" fo:font-style="italic" fo:font-weight="bold" officeooo:rsid="003665f2" style:font-size-asian="10pt" style:font-style-asian="italic" style:font-weight-asian="bold"/>
    </style:style>
    <style:style style:name="T8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9876aa" style:font-name="JetBrains Mono" fo:font-size="10pt" fo:font-style="normal" fo:font-weight="normal" officeooo:rsid="002a9669" style:font-size-asian="10pt" style:font-style-asian="normal" style:font-weight-asian="normal" style:font-size-complex="15pt"/>
    </style:style>
    <style:style style:name="T10" style:family="text">
      <style:text-properties fo:color="#9876aa" fo:font-style="italic" fo:font-weight="bold" style:font-style-asian="italic" style:font-weight-asian="bold"/>
    </style:style>
    <style:style style:name="T11" style:family="text">
      <style:text-properties fo:color="#9876aa" fo:font-style="italic" fo:font-weight="bold" officeooo:rsid="003665f2" style:font-style-asian="italic" style:font-weight-asian="bold"/>
    </style:style>
    <style:style style:name="T12" style:family="text">
      <style:text-properties fo:color="#9876aa" fo:font-style="normal" fo:font-weight="normal" style:font-style-asian="normal" style:font-weight-asian="normal"/>
    </style:style>
    <style:style style:name="T13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a9b7c6" style:font-name="JetBrains Mono" fo:font-size="10pt" fo:font-style="normal" fo:font-weight="normal" officeooo:rsid="001fcb08" style:font-size-asian="10pt" style:font-style-asian="normal" style:font-weight-asian="normal"/>
    </style:style>
    <style:style style:name="T15" style:family="text">
      <style:text-properties fo:color="#a9b7c6" style:font-name="JetBrains Mono" fo:font-size="10pt" fo:font-style="normal" fo:font-weight="normal" officeooo:rsid="0021ce9f" style:font-size-asian="10pt" style:font-style-asian="normal" style:font-weight-asian="normal"/>
    </style:style>
    <style:style style:name="T16" style:family="text">
      <style:text-properties fo:color="#a9b7c6" style:font-name="JetBrains Mono" fo:font-size="10pt" fo:font-style="normal" fo:font-weight="normal" officeooo:rsid="001fcb08" style:font-size-asian="10pt" style:font-style-asian="normal" style:font-weight-asian="normal" style:font-size-complex="15pt"/>
    </style:style>
    <style:style style:name="T17" style:family="text">
      <style:text-properties fo:color="#a9b7c6" style:font-name="JetBrains Mono" fo:font-size="10pt" fo:font-style="normal" fo:font-weight="normal" officeooo:rsid="00237656" style:font-size-asian="10pt" style:font-style-asian="normal" style:font-weight-asian="normal" style:font-size-complex="15pt"/>
    </style:style>
    <style:style style:name="T18" style:family="text">
      <style:text-properties fo:color="#a9b7c6" style:font-name="JetBrains Mono" fo:font-size="10pt" fo:font-style="normal" fo:font-weight="normal" officeooo:rsid="0021ce9f" style:font-size-asian="10pt" style:font-style-asian="normal" style:font-weight-asian="normal" style:font-size-complex="15pt"/>
    </style:style>
    <style:style style:name="T19" style:family="text">
      <style:text-properties fo:color="#a9b7c6" style:font-name="JetBrains Mono" fo:font-size="10pt" fo:font-style="normal" fo:font-weight="normal" officeooo:rsid="0033f374" style:font-size-asian="10pt" style:font-style-asian="normal" style:font-weight-asian="normal" style:font-size-complex="15pt"/>
    </style:style>
    <style:style style:name="T20" style:family="text">
      <style:text-properties fo:color="#a9b7c6" style:font-name="JetBrains Mono" fo:font-size="10pt" fo:font-style="normal" fo:font-weight="normal" officeooo:rsid="002a9669" style:font-size-asian="10pt" style:font-style-asian="normal" style:font-weight-asian="normal" style:font-size-complex="15pt"/>
    </style:style>
    <style:style style:name="T21" style:family="text">
      <style:text-properties fo:color="#a9b7c6" style:font-name="JetBrains Mono" fo:font-size="10pt" fo:font-style="normal" fo:font-weight="normal" officeooo:rsid="0034ee66" style:font-size-asian="10pt" style:font-style-asian="normal" style:font-weight-asian="normal" style:font-size-complex="15pt"/>
    </style:style>
    <style:style style:name="T22" style:family="text">
      <style:text-properties fo:color="#a9b7c6" style:font-name="JetBrains Mono" fo:font-size="10pt" fo:font-style="normal" fo:font-weight="normal" officeooo:rsid="002f445e" style:font-size-asian="10pt" style:font-style-asian="normal" style:font-weight-asian="normal"/>
    </style:style>
    <style:style style:name="T23" style:family="text">
      <style:text-properties fo:color="#a9b7c6" style:font-name="JetBrains Mono" fo:font-size="10pt" fo:font-style="normal" fo:font-weight="normal" officeooo:rsid="0034ee66" style:font-size-asian="10pt" style:font-style-asian="normal" style:font-weight-asian="normal"/>
    </style:style>
    <style:style style:name="T24" style:family="text">
      <style:text-properties fo:color="#a9b7c6" style:font-name="JetBrains Mono" fo:font-size="10pt" fo:font-style="normal" style:text-underline-style="none" fo:font-weight="normal" officeooo:rsid="0021ce9f" style:font-size-asian="10pt" style:font-style-asian="normal" style:font-weight-asian="normal" style:font-size-complex="15pt"/>
    </style:style>
    <style:style style:name="T25" style:family="text">
      <style:text-properties fo:color="#a9b7c6" style:font-name="JetBrains Mono" fo:font-size="10pt" fo:font-style="normal" style:text-underline-style="none" fo:font-weight="normal" officeooo:rsid="001fcb08" style:font-size-asian="10pt" style:font-style-asian="normal" style:font-weight-asian="normal" style:font-size-complex="15pt"/>
    </style:style>
    <style:style style:name="T26" style:family="text">
      <style:text-properties fo:color="#a9b7c6" style:font-name="JetBrains Mono" fo:font-size="10pt" fo:font-style="normal" style:text-underline-style="none" fo:font-weight="normal" officeooo:rsid="0033f374" style:font-size-asian="10pt" style:font-style-asian="normal" style:font-weight-asian="normal" style:font-size-complex="15pt"/>
    </style:style>
    <style:style style:name="T27" style:family="text">
      <style:text-properties fo:color="#a9b7c6" style:font-name="JetBrains Mono" fo:font-size="15pt" fo:font-style="normal" fo:font-weight="normal" officeooo:rsid="00237656" style:font-size-asian="15pt" style:font-style-asian="normal" style:font-weight-asian="normal" style:font-size-complex="15pt"/>
    </style:style>
    <style:style style:name="T28" style:family="text">
      <style:text-properties fo:color="#a9b7c6" fo:font-style="normal" fo:font-weight="normal" style:font-style-asian="normal" style:font-weight-asian="normal"/>
    </style:style>
    <style:style style:name="T29" style:family="text">
      <style:text-properties fo:color="#a9b7c6" fo:font-style="normal" fo:font-weight="normal" officeooo:rsid="001fcb08" style:font-style-asian="normal" style:font-weight-asian="normal"/>
    </style:style>
    <style:style style:name="T30" style:family="text">
      <style:text-properties fo:color="#a9b7c6" fo:font-style="normal" fo:font-weight="normal" officeooo:rsid="0021ce9f" style:font-style-asian="normal" style:font-weight-asian="normal"/>
    </style:style>
    <style:style style:name="T31" style:family="text">
      <style:text-properties fo:color="#a9b7c6" fo:font-style="normal" style:text-underline-style="none" fo:font-weight="normal" officeooo:rsid="0033f374" style:font-style-asian="normal" style:font-weight-asian="normal" style:font-size-complex="15pt"/>
    </style:style>
    <style:style style:name="T32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33" style:family="text">
      <style:text-properties fo:color="#6a8759" style:font-name="JetBrains Mono" fo:font-size="10pt" fo:font-style="normal" fo:font-weight="normal" officeooo:rsid="00237656" style:font-size-asian="10pt" style:font-style-asian="normal" style:font-weight-asian="normal" style:font-size-complex="15pt"/>
    </style:style>
    <style:style style:name="T34" style:family="text">
      <style:text-properties fo:color="#6a8759" style:font-name="JetBrains Mono" fo:font-style="normal" fo:font-weight="normal" style:font-style-asian="normal" style:font-weight-asian="normal"/>
    </style:style>
    <style:style style:name="T35" style:family="text">
      <style:text-properties fo:color="#6a8759" fo:font-style="normal" fo:font-weight="normal" style:font-style-asian="normal" style:font-weight-asian="normal"/>
    </style:style>
    <style:style style:name="T36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37" style:family="text">
      <style:text-properties fo:color="#cc7832" style:font-name="JetBrains Mono" fo:font-size="10pt" fo:font-style="normal" fo:font-weight="normal" officeooo:rsid="00237656" style:font-size-asian="10pt" style:font-style-asian="normal" style:font-weight-asian="normal" style:font-size-complex="15pt"/>
    </style:style>
    <style:style style:name="T38" style:family="text">
      <style:text-properties fo:color="#cc7832" style:font-name="JetBrains Mono" fo:font-size="10pt" fo:font-style="normal" fo:font-weight="normal" officeooo:rsid="002a9669" style:font-size-asian="10pt" style:font-style-asian="normal" style:font-weight-asian="normal" style:font-size-complex="15pt"/>
    </style:style>
    <style:style style:name="T39" style:family="text">
      <style:text-properties fo:color="#cc7832" fo:font-style="normal" fo:font-weight="normal" style:font-style-asian="normal" style:font-weight-asian="normal"/>
    </style:style>
    <style:style style:name="T40" style:family="text">
      <style:text-properties style:font-name="JetBrains Mono" fo:font-style="normal" fo:font-weight="normal" style:font-style-asian="normal" style:font-weight-asian="normal"/>
    </style:style>
    <style:style style:name="T41" style:family="text">
      <style:text-properties style:font-name="JetBrains Mono"/>
    </style:style>
    <style:style style:name="T42" style:family="text">
      <style:text-properties style:font-name="JetBrains Mono" officeooo:rsid="00237656"/>
    </style:style>
    <style:style style:name="T43" style:family="text">
      <style:text-properties fo:color="#1e6a39" style:font-name="JetBrains Mono"/>
    </style:style>
    <style:style style:name="T44" style:family="text">
      <style:text-properties fo:color="#1e6a39" style:font-name="JetBrains Mono" officeooo:rsid="00237656"/>
    </style:style>
    <style:style style:name="T45" style:family="text">
      <style:text-properties fo:color="#1e6a39" style:font-name="JetBrains Mono1" fo:font-style="normal" style:text-underline-style="none" fo:font-weight="normal" style:font-style-asian="normal" style:font-weight-asian="normal" style:font-style-complex="normal" style:font-weight-complex="normal"/>
    </style:style>
    <style:style style:name="T46" style:family="text">
      <style:text-properties fo:color="#1e6a39" style:font-name="JetBrains Mono1" fo:font-style="normal" style:text-underline-style="none" fo:font-weight="normal" officeooo:rsid="0021ce9f" style:font-style-asian="normal" style:font-weight-asian="normal" style:font-style-complex="normal" style:font-weight-complex="normal"/>
    </style:style>
    <style:style style:name="T47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48" style:family="text">
      <style:text-properties fo:color="#ffc66d" style:font-name="JetBrains Mono" fo:font-size="10pt" fo:font-style="normal" fo:font-weight="normal" officeooo:rsid="00237656" style:font-size-asian="10pt" style:font-style-asian="normal" style:font-weight-asian="normal" style:font-size-complex="15pt"/>
    </style:style>
    <style:style style:name="T49" style:family="text">
      <style:text-properties fo:color="#ffc66d" fo:font-style="normal" fo:font-weight="normal" style:font-style-asian="normal" style:font-weight-asian="normal"/>
    </style:style>
    <style:style style:name="T50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T51" style:family="text">
      <style:text-properties fo:color="#808080" style:font-name="JetBrains Mono" fo:font-size="10pt" fo:font-style="normal" fo:font-weight="normal" officeooo:rsid="001fcb08" style:font-size-asian="10pt" style:font-style-asian="normal" style:font-weight-asian="normal"/>
    </style:style>
    <style:style style:name="T52" style:family="text">
      <style:text-properties fo:color="#808080" style:font-name="JetBrains Mono" fo:font-size="10pt" fo:font-style="normal" fo:font-weight="normal" officeooo:rsid="0024ac6a" style:font-size-asian="10pt" style:font-style-asian="normal" style:font-weight-asian="normal"/>
    </style:style>
    <style:style style:name="T53" style:family="text">
      <style:text-properties fo:color="#808080" style:font-name="JetBrains Mono" fo:font-size="10pt" fo:font-style="normal" fo:font-weight="normal" officeooo:rsid="0021ce9f" style:font-size-asian="10pt" style:font-style-asian="normal" style:font-weight-asian="normal"/>
    </style:style>
    <style:style style:name="T54" style:family="text">
      <style:text-properties fo:color="#808080" style:font-name="JetBrains Mono" fo:font-size="10pt" fo:font-style="normal" fo:font-weight="normal" officeooo:rsid="00237656" style:font-size-asian="10pt" style:font-style-asian="normal" style:font-weight-asian="normal" style:font-size-complex="15pt"/>
    </style:style>
    <style:style style:name="T55" style:family="text">
      <style:text-properties fo:color="#808080" style:font-name="JetBrains Mono" fo:font-size="10pt" fo:font-style="normal" fo:font-weight="normal" officeooo:rsid="002a9669" style:font-size-asian="10pt" style:font-style-asian="normal" style:font-weight-asian="normal" style:font-size-complex="15pt"/>
    </style:style>
    <style:style style:name="T56" style:family="text">
      <style:text-properties fo:color="#808080" style:font-name="JetBrains Mono" fo:font-size="10pt" fo:font-style="normal" fo:font-weight="normal" officeooo:rsid="002e53f6" style:font-size-asian="10pt" style:font-style-asian="normal" style:font-weight-asian="normal"/>
    </style:style>
    <style:style style:name="T57" style:family="text">
      <style:text-properties fo:color="#808080" style:font-name="JetBrains Mono" fo:font-size="10pt" fo:font-style="normal" fo:font-weight="normal" officeooo:rsid="003665f2" style:font-size-asian="10pt" style:font-style-asian="normal" style:font-weight-asian="normal"/>
    </style:style>
    <style:style style:name="T58" style:family="text">
      <style:text-properties fo:color="#808080" style:font-name="JetBrains Mono" fo:font-size="10pt" fo:font-style="normal" style:text-underline-style="solid" style:text-underline-width="auto" style:text-underline-color="font-color" fo:font-weight="normal" officeooo:rsid="001fcb08" style:font-size-asian="10pt" style:font-style-asian="normal" style:font-weight-asian="normal" style:font-size-complex="15pt"/>
    </style:style>
    <style:style style:name="T59" style:family="text">
      <style:text-properties fo:color="#808080" style:font-name="JetBrains Mono" fo:font-size="10pt" fo:font-style="normal" style:text-underline-style="none" fo:font-weight="normal" style:font-size-asian="10pt" style:font-style-asian="normal" style:font-weight-asian="normal" style:font-style-complex="normal" style:font-weight-complex="normal"/>
    </style:style>
    <style:style style:name="T60" style:family="text">
      <style:text-properties fo:color="#808080" style:font-name="JetBrains Mono" fo:font-size="10pt" fo:font-style="normal" style:text-underline-style="none" fo:font-weight="normal" officeooo:rsid="001fcb08" style:font-size-asian="10pt" style:font-style-asian="normal" style:font-weight-asian="normal" style:font-size-complex="15pt"/>
    </style:style>
    <style:style style:name="T61" style:family="text">
      <style:text-properties fo:color="#808080" fo:font-style="normal" fo:font-weight="normal" style:font-style-asian="normal" style:font-weight-asian="normal"/>
    </style:style>
    <style:style style:name="T62" style:family="text">
      <style:text-properties fo:color="#808080" style:font-name="JetBrains Mono1" fo:font-size="10pt" fo:font-style="normal" style:text-underline-style="none" fo:font-weight="normal" style:font-size-asian="10pt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оуты</text:p>
      <text:p text:style-name="P1"/>
      <text:p text:style-name="P1"/>
      <text:p text:style-name="P1">клиентская часть</text:p>
      <text:p text:style-name="P2"/>
      <text:list xml:id="list855607499" text:style-name="L3">
        <text:list-item>
          <text:p text:style-name="P33"><text:span text:style-name="T45">/api/company </text:span><text:span text:style-name="T59">доступ с валидным jwt</text:span></text:p>
          <text:p text:style-name="P31"><text:span text:style-name="T46">+ </text:span><text:span text:style-name="T62"><text:s/></text:span></text:p>
          <text:list>
            <text:list-item>
              <text:list>
                <text:list-item>
                  <text:list>
                    <text:list-item>
                      <text:p text:style-name="P31"><text:span text:style-name="T14">GET <text:s text:c="3"/></text:span><text:span text:style-name="T13">(</text:span><text:span text:style-name="T32">'/' </text:span><text:span text:style-name="T36">,</text:span><text:span text:style-name="T32"> </text:span><text:span text:style-name="T47">getById</text:span><text:span text:style-name="T13">)</text:span><text:span text:style-name="T36"> <text:s text:c="4"/></text:span><text:bookmark-start text:name="__DdeLink__233_2657271622"/><text:bookmark-start text:name="__DdeLink__231_2657271622"/><text:span text:style-name="T50">// <text:s/></text:span><text:span text:style-name="T51">поиск </text:span><text:bookmark-start text:name="__DdeLink__237_2657271622"/><text:span text:style-name="T50">по </text:span><text:span text:style-name="T51">полю (</text:span><text:span text:style-name="T50">companyId</text:span><text:span text:style-name="T51">)</text:span><text:span text:style-name="T50"> jwt токена</text:span><text:bookmark-end text:name="__DdeLink__233_2657271622"/><text:bookmark-end text:name="__DdeLink__231_2657271622"/><text:bookmark-end text:name="__DdeLink__237_2657271622"/></text:p>
                    </text:list-item>
                    <text:list-item>
                      <text:p text:style-name="P31"><text:span text:style-name="T14">PATCH</text:span><text:span text:style-name="T13">(</text:span><text:span text:style-name="T32">'/id' </text:span><text:span text:style-name="T36">,</text:span><text:span text:style-name="T32"> </text:span><text:span text:style-name="T47">update</text:span><text:span text:style-name="T13">)</text:span><text:span text:style-name="T36"> <text:s text:c="2"/></text:span><text:span text:style-name="T50">// <text:s/></text:span><text:bookmark-start text:name="__DdeLink__235_2657271622"/><text:span text:style-name="T50">проверка на админа(status:2) jwt токена</text:span><text:bookmark-end text:name="__DdeLink__235_2657271622"/></text:p>
                      <text:list>
                        <text:list-header>
                          <text:p text:style-name="P29"><text:span text:style-name="T45"><text:tab/>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"><text:span text:style-name="T40">/api/users </text:span><text:span text:style-name="T53">доступ с валидным jwt</text:span></text:p>
          <text:p text:style-name="P20"><text:span text:style-name="T40">+ </text:span></text:p>
          <text:list>
            <text:list-item>
              <text:list>
                <text:list-item>
                  <text:list>
                    <text:list-item>
                      <text:p text:style-name="P32"><text:span text:style-name="T15">POST</text:span><text:span text:style-name="T13">(</text:span><text:span text:style-name="T32">'/login' </text:span><text:span text:style-name="T36">, </text:span><text:span text:style-name="T47">login</text:span><text:span text:style-name="T13">)</text:span><text:span text:style-name="T36"> <text:s text:c="3"/></text:span><text:span text:style-name="T50">// <text:s/></text:span><text:bookmark-start text:name="__DdeLink__574_2657271622"/><text:span text:style-name="T52">(доступ без jwt)</text:span><text:bookmark-end text:name="__DdeLink__574_2657271622"/><text:span text:style-name="T52"> </text:span><text:span text:style-name="T50">проверка логина\пароля и</text:span></text:p>
                      <text:p text:style-name="P17"><text:span text:style-name="T61">выдача jwt токена с контрольными данными пользователя</text:span></text:p>
                      <text:p text:style-name="P17"><text:span text:style-name="T61"/></text:p>
                    </text:list-item>
                    <text:list-item>
                      <text:p text:style-name="P18"><text:span text:style-name="T29">GET</text:span><text:span text:style-name="T28">(</text:span><text:span text:style-name="T35">'/jwt' </text:span><text:span text:style-name="T39">, <text:s/></text:span><text:span text:style-name="T49">getById</text:span><text:span text:style-name="T28">)</text:span><text:span text:style-name="T39"> <text:s text:c="2"/></text:span><text:span text:style-name="T61">// <text:s/>получение данных авторизованного User по полю ( _id ) jwt токена</text:span></text:p>
                      <text:p text:style-name="P17"><text:span text:style-name="T61"/></text:p>
                    </text:list-item>
                    <text:list-item>
                      <text:p text:style-name="P18"><text:span text:style-name="T30">POST</text:span><text:span text:style-name="T28">(</text:span><text:span text:style-name="T35">'/' </text:span><text:span text:style-name="T39">, </text:span><text:span text:style-name="T49">create</text:span><text:span text:style-name="T28">)</text:span><text:span text:style-name="T39"> <text:s text:c="8"/></text:span><text:span text:style-name="T61">// <text:s/>доступ со (status:2), создание User c ограничением прав (status:1 — 2)</text:span></text:p>
                      <text:p text:style-name="P19"><text:span text:style-name="T31">body={</text:span><text:span text:style-name="T61"><text:line-break/></text:span><text:span text:style-name="T28"> </text:span><text:span text:style-name="T12">email</text:span><text:span text:style-name="T28">: <text:s text:c="10"/></text:span><text:span text:style-name="T10">String</text:span><text:span text:style-name="T39">,</text:span><text:span text:style-name="T61"><text:line-break/></text:span><text:span text:style-name="T39"> </text:span><text:span text:style-name="T12">password</text:span><text:span text:style-name="T28">: <text:s text:c="3"/></text:span><text:span text:style-name="T10">String</text:span><text:span text:style-name="T39">,</text:span><text:span text:style-name="T61"><text:line-break/></text:span><text:span text:style-name="T39"> </text:span><text:span text:style-name="T12">name</text:span><text:span text:style-name="T28">: <text:s text:c="9"/></text:span><text:span text:style-name="T10">String</text:span><text:span text:style-name="T39">,</text:span><text:span text:style-name="T61"><text:line-break/></text:span><text:span text:style-name="T39"> </text:span><text:span text:style-name="T12">companyId</text:span><text:span text:style-name="T28">: <text:s/></text:span><text:span text:style-name="T10">String</text:span><text:span text:style-name="T39">,</text:span><text:span text:style-name="T61"><text:line-break/></text:span><text:span text:style-name="T39"> </text:span><text:span text:style-name="T12">status</text:span><text:span text:style-name="T28">: <text:s text:c="9"/></text:span><text:span text:style-name="T10">Number</text:span><text:span text:style-name="T39">,</text:span></text:p>
                      <text:p text:style-name="P34"><text:span text:style-name="T1"><text:s/></text:span><text:span text:style-name="T8">registrationTime</text:span><text:span text:style-name="T13">: </text:span><text:span text:style-name="T1">Number</text:span><text:span text:style-name="T7">(timestamp)(create server)</text:span><text:span text:style-name="T50"><text:line-break/></text:span><text:span text:style-name="T13">}</text:span></text:p>
                      <text:p text:style-name="P17"><text:span text:style-name="T61"/></text:p>
                    </text:list-item>
                    <text:list-item>
                      <text:p text:style-name="P18"><text:span text:style-name="T29">GET</text:span><text:span text:style-name="T28">(</text:span><text:span text:style-name="T35">'/' </text:span><text:span text:style-name="T39">, </text:span><text:span text:style-name="T49">getAll</text:span><text:span text:style-name="T28">)</text:span><text:span text:style-name="T39"> <text:s text:c="11"/></text:span><text:span text:style-name="T61">// <text:s/>доступ со (status:2) и выборка по</text:span></text:p>
                      <text:p text:style-name="P17"><text:span text:style-name="T61">полю (companyId) jwt токена</text:span></text:p>
                      <text:p text:style-name="P17"><text:span text:style-name="T61"/></text:p>
                    </text:list-item>
                    <text:list-item>
                      <text:p text:style-name="P18"><text:span text:style-name="T29">PATCH</text:span><text:span text:style-name="T28">(</text:span><text:span text:style-name="T35">'/id' </text:span><text:span text:style-name="T39">, </text:span><text:span text:style-name="T49">update</text:span><text:span text:style-name="T28">)</text:span><text:span text:style-name="T39"> <text:s text:c="3"/></text:span><text:span text:style-name="T61">// <text:s/>доступ со (status:2) и редактирование по ( _id ) ограничение по полю (companyId) jwt токена</text:span></text:p>
                      <text:p text:style-name="P17"><text:span text:style-name="T61"/></text:p>
                    </text:list-item>
                    <text:list-item>
                      <text:p text:style-name="P30"><text:span text:style-name="T15">DELETE</text:span><text:span text:style-name="T13">(</text:span><text:span text:style-name="T32">'/id'</text:span><text:span text:style-name="T36">, <text:s/></text:span><text:span text:style-name="T47">remove</text:span><text:span text:style-name="T13">)</text:span><text:span text:style-name="T36"> <text:s/></text:span><text:span text:style-name="T50">// <text:s/>доступ со (status:2) и удаление по ( _id ) ограничение по полю (companyId) jwt токена</text:span></text:p>
                    </text:list-item>
                  </text:list>
                </text:list-item>
              </text:list>
            </text:list-item>
          </text:list>
          <text:p text:style-name="P5"><text:span text:style-name="T40"/></text:p>
        </text:list-item>
        <text:list-item>
          <text:p text:style-name="P8"><text:span text:style-name="T40">/api/notifications </text:span><text:span text:style-name="T53">доступ с валидным jwt</text:span></text:p>
          <text:p text:style-name="P21"><text:span text:style-name="T40">+ </text:span></text:p>
          <text:list>
            <text:list-item>
              <text:list>
                <text:list-item>
                  <text:list>
                    <text:list-item>
                      <text:p text:style-name="P21"><text:span text:style-name="T14">GET</text:span><text:span text:style-name="T13">(</text:span><text:span text:style-name="T32">'/'</text:span><text:span text:style-name="T36">, </text:span><text:span text:style-name="T13">controller.</text:span><text:span text:style-name="T47">getAll</text:span><text:span text:style-name="T13">)</text:span><text:span text:style-name="T36">; </text:span><text:span text:style-name="T50">// выборка по полю (companyId) jwt токена</text:span></text:p>
                      <text:p text:style-name="P6"><text:span text:style-name="T40"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<text:span text:style-name="T40">/api/transports </text:span><text:span text:style-name="T53">доступ с валидным jwt</text:span></text:p>
          <text:p text:style-name="P21"><text:span text:style-name="T40">+ </text:span></text:p>
          <text:list>
            <text:list-item>
              <text:list>
                <text:list-item>
                  <text:list>
                    <text:list-item>
                      <text:p text:style-name="P7"><text:span text:style-name="T14">GET</text:span><text:span text:style-name="T13">(</text:span><text:span text:style-name="T32">'/' </text:span><text:span text:style-name="T36">, </text:span><text:span text:style-name="T47">getAll</text:span><text:span text:style-name="T13">)</text:span><text:span text:style-name="T36"> <text:s text:c="13"/></text:span><text:span text:style-name="T50">//выборка по полю (companyId) jwt токена</text:span></text:p>
                      <text:p text:style-name="P7"><text:span text:style-name="T14"/></text:p>
                    </text:list-item>
                    <text:list-item>
                      <text:p text:style-name="P7"><text:span text:style-name="T14">GET</text:span><text:span text:style-name="T13">(</text:span><text:span text:style-name="T32">'/id' </text:span><text:span text:style-name="T36">, </text:span><text:span text:style-name="T47">getById</text:span><text:span text:style-name="T13">)</text:span><text:span text:style-name="T36"> <text:s text:c="6"/></text:span><text:span text:style-name="T50">//получение данных конкретного Transport </text:span></text:p>
                      <text:p text:style-name="P7"><text:span text:style-name="T50">по полю ( _id ), ограничение по полю (companyId) jwt токена</text:span></text:p>
                      <text:p text:style-name="P7"><text:span text:style-name="T15"/></text:p>
                    </text:list-item>
                    <text:list-item>
                      <text:p text:style-name="P7"><text:span text:style-name="T15">POST</text:span><text:span text:style-name="T13">(</text:span><text:span text:style-name="T32">'/' </text:span><text:span text:style-name="T36">, <text:s/></text:span><text:span text:style-name="T47">create</text:span><text:span text:style-name="T13">)</text:span><text:span text:style-name="T36"> <text:s text:c="9"/></text:span><text:span text:style-name="T50">//доступ со (status:2), создание Transport </text:span></text:p>
                      <text:p text:style-name="P7"><text:span text:style-name="T50">c полем (companyId) jwt токена</text:span></text:p>
                    </text:list-item>
                  </text:list>
                  <text:p text:style-name="P9"><text:span text:style-name="T26">body={</text:span><text:span text:style-name="T50"><text:line-break/></text:span><text:span text:style-name="T13"> <text:s text:c="3"/><text:tab/> <text:s/></text:span><text:span text:style-name="T8">type</text:span><text:span text:style-name="T13">: <text:s text:c="11"/></text:span><text:span text:style-name="T1">Number</text:span><text:span text:style-name="T36">,</text:span><text:span text:style-name="T50"><text:line-break/></text:span><text:span text:style-name="T36"> <text:s text:c="3"/><text:tab/> <text:s/></text:span><text:span text:style-name="T8">numberTC</text:span><text:span text:style-name="T13">: <text:s text:c="2"/></text:span><text:span text:style-name="T1">String</text:span><text:span text:style-name="T36">,</text:span><text:span text:style-name="T50"><text:line-break/></text:span><text:soft-page-break/><text:span text:style-name="T36"> <text:s text:c="3"/><text:tab/> <text:s/></text:span><text:span text:style-name="T8">numberPTC</text:span><text:span text:style-name="T13">: </text:span><text:span text:style-name="T1">String</text:span><text:span text:style-name="T36">,</text:span><text:span text:style-name="T50"><text:line-break/></text:span><text:span text:style-name="T36"> <text:s text:c="3"/><text:tab/> <text:s/></text:span><text:span text:style-name="T8">VNTO</text:span><text:span text:style-name="T13">: <text:s text:c="9"/></text:span><text:span text:style-name="T1">String</text:span><text:span text:style-name="T36">,</text:span><text:span text:style-name="T50"><text:line-break/></text:span><text:span text:style-name="T36"> <text:s text:c="3"/><text:tab/> <text:s/></text:span><text:span text:style-name="T8">companyId</text:span><text:span text:style-name="T13">: </text:span><text:span text:style-name="T1">String</text:span><text:span text:style-name="T36">,</text:span></text:p>
                  <text:list>
                    <text:list-item>
                      <text:list>
                        <text:list-header>
                          <text:p text:style-name="P9"><text:span text:style-name="T1"><text:s text:c="2"/></text:span><text:span text:style-name="T8">registrationTime</text:span><text:span text:style-name="T13">: </text:span><text:span text:style-name="T1">Number</text:span><text:span text:style-name="T7">(timestamp)(create server)</text:span><text:span text:style-name="T50"><text:line-break/></text:span><text:span text:style-name="T13">}</text:span></text:p>
                        </text:list-header>
                      </text:list>
                      <text:p text:style-name="P7"><text:span text:style-name="T14"/></text:p>
                    </text:list-item>
                    <text:list-item>
                      <text:p text:style-name="P7"><text:span text:style-name="T14">PATCH</text:span><text:span text:style-name="T13">(</text:span><text:span text:style-name="T32">'/id' </text:span><text:span text:style-name="T36">, </text:span><text:span text:style-name="T47">update</text:span><text:span text:style-name="T13">)</text:span><text:span text:style-name="T36"> <text:s text:c="4"/></text:span><text:span text:style-name="T50">//доступ со (status:2) и редактирование </text:span></text:p>
                      <text:p text:style-name="P7"><text:span text:style-name="T50">по ( _id ) ограничение по полю (companyId) jwt токена</text:span></text:p>
                      <text:p text:style-name="P7"><text:span text:style-name="T15"/></text:p>
                    </text:list-item>
                    <text:list-item>
                      <text:p text:style-name="P7"><text:span text:style-name="T15">DELETE</text:span><text:span text:style-name="T13">(</text:span><text:span text:style-name="T32">'/id' </text:span><text:span text:style-name="T36">, </text:span><text:span text:style-name="T47">remove</text:span><text:span text:style-name="T13">)</text:span><text:span text:style-name="T36"> <text:s/></text:span><text:span text:style-name="T50">//доступ со (status:2) и удаление </text:span></text:p>
                      <text:p text:style-name="P7"><text:span text:style-name="T50">по ( _id ) ограничение по полю (companyId) jwt токена</text:span></text:p>
                      <text:p text:style-name="P5"><text:span text:style-name="T40"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<text:span text:style-name="T40">/api/cameras </text:span><text:span text:style-name="T53">доступ с валидным jwt</text:span></text:p>
          <text:p text:style-name="P22"><text:span text:style-name="T40">+ </text:span></text:p>
          <text:list>
            <text:list-item>
              <text:list>
                <text:list-item>
                  <text:list>
                    <text:list-header>
                      <text:p text:style-name="P23"><text:span text:style-name="T58"/></text:p>
                    </text:list-header>
                    <text:list-item>
                      <text:p text:style-name="P24"><text:span text:style-name="T16">GET</text:span><text:span text:style-name="T17">(</text:span><text:span text:style-name="T33">'/all/id' </text:span><text:span text:style-name="T37">, </text:span><text:span text:style-name="T48">getAll</text:span><text:span text:style-name="T17">)</text:span><text:span text:style-name="T37"> <text:s text:c="6"/></text:span><text:span text:style-name="T54">//выборка по полю (transportId) ограничение по полю (companyId) jwt токена</text:span></text:p>
                      <text:p text:style-name="P24"><text:span text:style-name="T27"/></text:p>
                    </text:list-item>
                    <text:list-item>
                      <text:p text:style-name="P24"><text:span text:style-name="T16">GET</text:span><text:span text:style-name="T17">(</text:span><text:span text:style-name="T33">'/id' </text:span><text:span text:style-name="T37">, </text:span><text:span text:style-name="T48">getById</text:span><text:span text:style-name="T17">)</text:span><text:span text:style-name="T37"> <text:s text:c="7"/></text:span><text:span text:style-name="T54">//получение данных конкретной Camera по полю ( _id ),ограничение по полю (companyId) jwt токена</text:span></text:p>
                      <text:p text:style-name="P24"><text:span text:style-name="T27"/></text:p>
                    </text:list-item>
                    <text:list-item>
                      <text:p text:style-name="P24"><text:span text:style-name="T18">POST</text:span><text:span text:style-name="T17">(</text:span><text:span text:style-name="T33">'/' </text:span><text:span text:style-name="T37">, </text:span><text:span text:style-name="T48">create</text:span><text:span text:style-name="T17">)</text:span><text:span text:style-name="T37"> <text:s text:c="11"/></text:span><text:span text:style-name="T54">//доступ со (status:2), создание Camera c полем (companyId) jwt токен</text:span><text:span text:style-name="T55">а</text:span></text:p>
                      <text:p text:style-name="P25"><text:span text:style-name="T19">body={</text:span><text:span text:style-name="T55"><text:line-break/></text:span><text:span text:style-name="T20"> <text:s text:c="3"/><text:tab/> <text:s/></text:span><text:span text:style-name="T9">companyId</text:span><text:span text:style-name="T20">: <text:s text:c="10"/></text:span><text:span text:style-name="T4">String</text:span><text:span text:style-name="T38">,</text:span><text:span text:style-name="T55"><text:line-break/></text:span><text:span text:style-name="T38"> <text:s text:c="3"/><text:tab/> <text:s/></text:span><text:span text:style-name="T9">transportId</text:span><text:span text:style-name="T20">: <text:s text:c="10"/></text:span><text:span text:style-name="T4">String</text:span><text:span text:style-name="T38">,</text:span><text:span text:style-name="T55"><text:line-break/></text:span><text:span text:style-name="T38"> <text:s text:c="3"/><text:tab/> <text:s/></text:span><text:span text:style-name="T9">nameCamera</text:span><text:span text:style-name="T20">: <text:s text:c="6"/></text:span><text:span text:style-name="T4">String</text:span><text:span text:style-name="T38">,</text:span><text:span text:style-name="T55"><text:line-break/></text:span><text:span text:style-name="T38"> <text:s text:c="3"/><text:tab/> <text:s/></text:span><text:span text:style-name="T9">numberCamera</text:span><text:span text:style-name="T20">: <text:s text:c="3"/></text:span><text:span text:style-name="T4">Number</text:span><text:span text:style-name="T38">,</text:span><text:span text:style-name="T55"><text:line-break/></text:span><text:span text:style-name="T38"> <text:s text:c="3"/><text:tab/> <text:s/></text:span><text:span text:style-name="T9">addressUrlOnline</text:span><text:span text:style-name="T20">:</text:span><text:span text:style-name="T21"> </text:span><text:span text:style-name="T5">String</text:span><text:span text:style-name="T55"><text:line-break/><text:tab/> <text:s/></text:span><text:span text:style-name="T9">registrationTime</text:span><text:span text:style-name="T20">: </text:span><text:span text:style-name="T4">Number</text:span><text:span text:style-name="T6">(timestamp)(create server)</text:span><text:span text:style-name="T55"><text:line-break/></text:span><text:span text:style-name="T20">}</text:span></text:p>
                      <text:p text:style-name="P24"><text:span text:style-name="T27"/></text:p>
                    </text:list-item>
                    <text:list-item>
                      <text:p text:style-name="P24"><text:span text:style-name="T16">PATCH</text:span><text:span text:style-name="T17">(</text:span><text:span text:style-name="T33">'/id' </text:span><text:span text:style-name="T37">, </text:span><text:span text:style-name="T48">update</text:span><text:span text:style-name="T17">) </text:span><text:span text:style-name="T37"><text:s text:c="4"/></text:span><text:span text:style-name="T54">//доступ со (status:2) и редактирование по ( _id ) ограничение по полю (companyId) jwt токена</text:span></text:p>
                      <text:p text:style-name="P24"><text:span text:style-name="T54"/></text:p>
                    </text:list-item>
                    <text:list-item>
                      <text:p text:style-name="P24"><text:span text:style-name="T18">DELETE</text:span><text:span text:style-name="T17">(</text:span><text:span text:style-name="T33">'/id' </text:span><text:span text:style-name="T37">, </text:span><text:span text:style-name="T48">remove</text:span><text:span text:style-name="T17">)</text:span><text:span text:style-name="T37"> <text:s/></text:span><text:span text:style-name="T54">//доступ со (status:2) и удаление по ( _id ) ограничение по полю (companyId) jwt токена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1">админ часть</text:p>
      <text:p text:style-name="P4"><text:span text:style-name="T41"/></text:p>
      <text:list xml:id="list3984752249" text:style-name="L7">
        <text:list-item>
          <text:p text:style-name="P35"><text:span text:style-name="T43">/api/godCompany </text:span><text:bookmark-start text:name="__DdeLink__1186_2657271622"/><text:span text:style-name="T53">доступ с валидным jwt </text:span><text:span text:style-name="T56">+ доступ</text:span><text:span text:style-name="T50"> со (status:3)</text:span><text:bookmark-end text:name="__DdeLink__1186_2657271622"/></text:p>
          <text:p text:style-name="P11"><text:span text:style-name="T42">+</text:span></text:p>
          <text:list>
            <text:list-item>
              <text:list>
                <text:list-item>
                  <text:list>
                    <text:list-item>
                      <text:p text:style-name="P12"><text:span text:style-name="T25">GET</text:span><text:span text:style-name="T13">(</text:span><text:span text:style-name="T32">'/' </text:span><text:span text:style-name="T36">, </text:span><text:span text:style-name="T47">getAll</text:span><text:span text:style-name="T13">)</text:span><text:span text:style-name="T36"> <text:s text:c="50"/></text:span><text:span text:style-name="T50">//выборка всех имеющихся Company</text:span></text:p>
                      <text:p text:style-name="P12"><text:span text:style-name="T25"/></text:p>
                    </text:list-item>
                    <text:list-item>
                      <text:p text:style-name="P12"><text:span text:style-name="T25">GET</text:span><text:span text:style-name="T13">(</text:span><text:span text:style-name="T32">'/id' </text:span><text:span text:style-name="T36">, </text:span><text:span text:style-name="T47">getById</text:span><text:span text:style-name="T13">)</text:span><text:span text:style-name="T36"> <text:s text:c="43"/></text:span><text:span text:style-name="T50">//получение данных конкретной Company по полю ( _id )</text:span></text:p>
                      <text:p text:style-name="P12"><text:span text:style-name="T24"/></text:p>
                    </text:list-item>
                    <text:list-item>
                      <text:p text:style-name="P12"><text:span text:style-name="T24">POST</text:span><text:span text:style-name="T13">(</text:span><text:span text:style-name="T32">'/' </text:span><text:span text:style-name="T36">, </text:span><text:span text:style-name="T47">create</text:span><text:span text:style-name="T13">)</text:span><text:span text:style-name="T36"> <text:s text:c="47"/></text:span><text:span text:style-name="T50">//создание Company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0"><text:span text:style-name="T25"><text:tab/><text:tab/> <text:s text:c="28"/></text:span><text:span text:style-name="T26">body={</text:span></text:p>
      <text:p text:style-name="P40"><text:span text:style-name="T26"><text:tab/><text:tab/> <text:s text:c="42"/></text:span><text:span text:style-name="T8">name</text:span><text:span text:style-name="T13">: </text:span><text:span text:style-name="T1">String</text:span><text:span text:style-name="T36">,</text:span><text:line-break/><text:span text:style-name="T36"> <text:s text:c="3"/><text:tab/><text:tab/><text:tab/> <text:s text:c="8"/></text:span><text:span text:style-name="T8">INN</text:span><text:span text:style-name="T13">: <text:s text:c="3"/></text:span><text:span text:style-name="T1">Number</text:span></text:p>
      <text:p text:style-name="P41"><text:span text:style-name="T1"><text:s text:c="39"/></text:span><text:span text:style-name="T8">registrationTime</text:span><text:span text:style-name="T13">: </text:span><text:span text:style-name="T1">Number</text:span><text:span text:style-name="T7">(timestamp)(create server)</text:span></text:p>
      <text:p text:style-name="P41"><text:span text:style-name="T57"><text:tab/><text:tab/> <text:tab/> <text:tab/> <text:s/><text:tab/> <text:s text:c="6"/></text:span><text:span text:style-name="T13">}</text:span></text:p>
      <text:p text:style-name="P27"><text:soft-page-break/><text:span text:style-name="T25"/></text:p>
      <text:list xml:id="list150450820488116" text:continue-numbering="true" text:style-name="L7">
        <text:list-item>
          <text:list>
            <text:list-item>
              <text:list>
                <text:list-item>
                  <text:list>
                    <text:list-item>
                      <text:p text:style-name="P12"><text:span text:style-name="T25">PATCH</text:span><text:span text:style-name="T13">(</text:span><text:span text:style-name="T32">'/id' </text:span><text:span text:style-name="T36">, </text:span><text:span text:style-name="T47">update</text:span><text:span text:style-name="T13">)</text:span><text:span text:style-name="T36"> <text:s text:c="40"/></text:span><text:span text:style-name="T50">//редактирование Company по полю ( _id )</text:span></text:p>
                      <text:p text:style-name="P12"><text:span text:style-name="T24"/></text:p>
                    </text:list-item>
                    <text:list-item>
                      <text:p text:style-name="P12"><text:span text:style-name="T24">DELETE</text:span><text:span text:style-name="T13">(</text:span><text:span text:style-name="T32">'/id' </text:span><text:span text:style-name="T36">, </text:span><text:span text:style-name="T47">remove</text:span><text:span text:style-name="T13">)</text:span><text:span text:style-name="T36"> <text:s text:c="36"/></text:span><text:span text:style-name="T50">//удаление Company по полю ( _id ), а также удаление всех Users,Notifications,Transports,Cameras по полю (companyId) равное ( _id ) удаляемой Company</text:span></text:p>
                      <text:p text:style-name="P12"><text:span text:style-name="T25"/></text:p>
                    </text:list-item>
                    <text:list-item>
                      <text:p text:style-name="P12"><text:span text:style-name="T25">GET</text:span><text:span text:style-name="T13">(</text:span><text:span text:style-name="T32">'/users/id' </text:span><text:span text:style-name="T36">, </text:span><text:span text:style-name="T47">getAllUsers</text:span><text:span text:style-name="T22">)</text:span><text:span text:style-name="T36"> <text:s text:c="26"/></text:span><text:span text:style-name="T50">//выборка всех Users по полю (companyId)</text:span></text:p>
                      <text:p text:style-name="P12"><text:span text:style-name="T60"/></text:p>
                    </text:list-item>
                    <text:list-item>
                      <text:p text:style-name="P12"><text:span text:style-name="T25">GET</text:span><text:span text:style-name="T13">(</text:span><text:span text:style-name="T32">'/transports/id' </text:span><text:span text:style-name="T36">, </text:span><text:span text:style-name="T47">getAllTransportC</text:span><text:span text:style-name="T13">)</text:span><text:span text:style-name="T36"> <text:s text:c="5"/></text:span><text:span text:style-name="T50">//выборка всех Transports по полю (companyId)</text:span></text:p>
                      <text:p text:style-name="P12"><text:span text:style-name="T25"/></text:p>
                    </text:list-item>
                    <text:list-item>
                      <text:p text:style-name="P12"><text:span text:style-name="T25">GET</text:span><text:span text:style-name="T13">(</text:span><text:span text:style-name="T32">'/notifications/id' </text:span><text:span text:style-name="T36">, </text:span><text:span text:style-name="T47">getAllNotifications</text:span><text:span text:style-name="T13">)</text:span><text:span text:style-name="T36"> </text:span><text:span text:style-name="T50">//выборка всех Notifications по полю (companyId)</text:span></text:p>
                      <text:p text:style-name="P11"><text:span text:style-name="T42"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"><text:span text:style-name="T41">/api/godUsers </text:span><text:span text:style-name="T53">доступ с валидным jwt </text:span><text:span text:style-name="T56">+ доступ</text:span><text:span text:style-name="T53"> со (status:3)</text:span></text:p>
          <text:p text:style-name="P11"><text:span text:style-name="T42">+ </text:span></text:p>
          <text:list>
            <text:list-item>
              <text:list>
                <text:list-header>
                  <text:p text:style-name="P13"><text:span text:style-name="T50"/></text:p>
                  <text:p text:style-name="P13"><text:span text:style-name="T25"/></text:p>
                </text:list-header>
                <text:list-item>
                  <text:p text:style-name="P13"><text:span text:style-name="T25">GET</text:span><text:span text:style-name="T13">(</text:span><text:span text:style-name="T32">'/id' </text:span><text:span text:style-name="T36">, </text:span><text:span text:style-name="T47">getByIdUser</text:span><text:span text:style-name="T13">)</text:span><text:span text:style-name="T36"> <text:s text:c="7"/></text:span><text:span text:style-name="T50">//получение данных конкретного User по полю ( _id )</text:span></text:p>
                  <text:p text:style-name="P13"><text:span text:style-name="T24"/></text:p>
                </text:list-item>
                <text:list-item>
                  <text:p text:style-name="P13"><text:span text:style-name="T24">POST</text:span><text:span text:style-name="T13">(</text:span><text:span text:style-name="T32">'/create' </text:span><text:span text:style-name="T36">, </text:span><text:span text:style-name="T47">createUser</text:span><text:span text:style-name="T13">)</text:span><text:span text:style-name="T36"> <text:s/></text:span><text:span text:style-name="T50">//создание User выбранной Company</text:span></text:p>
                  <text:p text:style-name="P39"><text:span text:style-name="T26">body={</text:span><text:line-break/><text:span text:style-name="T13"> <text:s text:c="3"/><text:tab/> <text:s/></text:span><text:span text:style-name="T8">email</text:span><text:span text:style-name="T13">: <text:s text:c="10"/></text:span><text:span text:style-name="T1">String</text:span><text:span text:style-name="T36">,</text:span><text:line-break/><text:span text:style-name="T36"> <text:s text:c="3"/><text:tab/> <text:s/></text:span><text:span text:style-name="T8">password</text:span><text:span text:style-name="T13">: <text:s text:c="3"/></text:span><text:span text:style-name="T1">String</text:span><text:span text:style-name="T36">,</text:span><text:line-break/><text:span text:style-name="T36"> <text:s text:c="3"/><text:tab/> <text:s/></text:span><text:span text:style-name="T8">name</text:span><text:span text:style-name="T13">: <text:s text:c="9"/></text:span><text:span text:style-name="T1">String</text:span><text:span text:style-name="T36">,</text:span><text:line-break/><text:span text:style-name="T36"> <text:s text:c="3"/><text:tab/> <text:s/></text:span><text:span text:style-name="T8">companyId</text:span><text:span text:style-name="T13">: </text:span><text:span text:style-name="T1">String</text:span><text:span text:style-name="T36">,</text:span><text:line-break/><text:span text:style-name="T36"> <text:s text:c="3"/><text:tab/> <text:s/></text:span><text:span text:style-name="T8">status</text:span><text:span text:style-name="T13">: <text:s text:c="8"/></text:span><text:span text:style-name="T1">Number</text:span><text:line-break/><text:tab/><text:span text:style-name="T13"> <text:s/></text:span><text:span text:style-name="T8">registrationTime</text:span><text:span text:style-name="T13">: </text:span><text:span text:style-name="T1">Number</text:span><text:span text:style-name="T7">(timestamp)(create server)</text:span><text:span text:style-name="T50"><text:line-break/></text:span><text:span text:style-name="T13">}</text:span></text:p>
                  <text:p text:style-name="P16"><text:span text:style-name="T25"/></text:p>
                </text:list-item>
                <text:list-item>
                  <text:p text:style-name="P13"><text:span text:style-name="T25">PATCH</text:span><text:span text:style-name="T13">(</text:span><text:span text:style-name="T32">'/id' </text:span><text:span text:style-name="T36">, </text:span><text:span text:style-name="T47">updateUser</text:span><text:span text:style-name="T13">)</text:span><text:span text:style-name="T36"> <text:s text:c="4"/></text:span><text:span text:style-name="T50">//редактирование User по полю ( _id )</text:span></text:p>
                  <text:p text:style-name="P13"><text:span text:style-name="T24"/></text:p>
                </text:list-item>
                <text:list-item>
                  <text:p text:style-name="P13"><text:span text:style-name="T24">DELETE</text:span><text:span text:style-name="T13">(</text:span><text:span text:style-name="T32">'/id' </text:span><text:span text:style-name="T36">, </text:span><text:span text:style-name="T47">removeUser</text:span><text:span text:style-name="T13">)</text:span><text:span text:style-name="T36"> <text:s/></text:span><text:span text:style-name="T50">//удаление User по полю ( _id )</text:span></text:p>
                  <text:p text:style-name="P13"><text:span text:style-name="T50"/></text:p>
                  <text:p text:style-name="P11"><text:span text:style-name="T42"/></text:p>
                </text:list-item>
              </text:list>
            </text:list-item>
          </text:list>
        </text:list-item>
      </text:list>
      <text:p text:style-name="P4"><text:span text:style-name="T41"><text:tab/><text:tab/></text:span></text:p>
      <text:list xml:id="list150451120876622" text:continue-numbering="true" text:style-name="L7">
        <text:list-item>
          <text:p text:style-name="P10"><text:span text:style-name="T41">/api/godNotifications </text:span><text:span text:style-name="T53">доступ с валидным jwt </text:span><text:span text:style-name="T56">+ доступ</text:span><text:span text:style-name="T53"> со (status:3)</text:span></text:p>
          <text:p text:style-name="P11"><text:span text:style-name="T42">+ </text:span></text:p>
          <text:list>
            <text:list-item>
              <text:list>
                <text:list-item>
                  <text:p text:style-name="P14"><text:span text:style-name="T25">GET</text:span><text:span text:style-name="T13">(</text:span><text:span text:style-name="T32">'/id' </text:span><text:span text:style-name="T36">, <text:s text:c="4"/></text:span><text:span text:style-name="T47">getById</text:span><text:span text:style-name="T13">)</text:span><text:span text:style-name="T36"> <text:s text:c="4"/></text:span><text:span text:style-name="T50">//получение данных конкретной Notification по полю ( _id )</text:span></text:p>
                  <text:p text:style-name="P14"><text:span text:style-name="T1"/></text:p>
                </text:list-item>
                <text:list-item>
                  <text:p text:style-name="P14"><text:span text:style-name="T24">POST</text:span><text:span text:style-name="T13">(</text:span><text:span text:style-name="T32">'/' </text:span><text:span text:style-name="T36">, <text:s text:c="7"/></text:span><text:span text:style-name="T47">create</text:span><text:span text:style-name="T13">)</text:span><text:span text:style-name="T36"> <text:s text:c="5"/></text:span><text:span text:style-name="T50">//создание Notification для текущей Company</text:span></text:p>
                  <text:p text:style-name="P39"><text:span text:style-name="T26">body={</text:span><text:line-break/><text:span text:style-name="T13"> <text:tab/> <text:s/></text:span><text:span text:style-name="T8">companyId</text:span><text:span text:style-name="T13">: </text:span><text:span text:style-name="T1">String</text:span><text:span text:style-name="T36">,</text:span><text:line-break/><text:span text:style-name="T36"> <text:tab/> <text:s/></text:span><text:span text:style-name="T8">title</text:span><text:span text:style-name="T13">: <text:s text:c="11"/></text:span><text:span text:style-name="T1">String</text:span><text:span text:style-name="T36">,</text:span><text:line-break/><text:span text:style-name="T36"> <text:tab/> <text:s/></text:span><text:span text:style-name="T8">message</text:span><text:span text:style-name="T13">: <text:s text:c="3"/></text:span><text:span text:style-name="T1">String</text:span><text:span text:style-name="T36">,</text:span><text:line-break/><text:tab/><text:span text:style-name="T13"> <text:s/></text:span><text:span text:style-name="T8">registrationTime</text:span><text:span text:style-name="T13">: </text:span><text:span text:style-name="T1">Number</text:span><text:span text:style-name="T7">(timestamp)(create server)</text:span><text:span text:style-name="T50"><text:line-break/></text:span><text:span text:style-name="T13">}</text:span></text:p>
                  <text:p text:style-name="P16"><text:span text:style-name="T1"/></text:p>
                </text:list-item>
                <text:list-item>
                  <text:p text:style-name="P14"><text:span text:style-name="T25">PATCH</text:span><text:span text:style-name="T13">(</text:span><text:span text:style-name="T32">'/id' </text:span><text:span text:style-name="T36">, <text:s/></text:span><text:span text:style-name="T47">update</text:span><text:span text:style-name="T13">)</text:span><text:span text:style-name="T36"> <text:s text:c="4"/></text:span><text:span text:style-name="T50">//редактирование Notification по полю ( _id )</text:span></text:p>
                  <text:p text:style-name="P14"><text:span text:style-name="T1"/></text:p>
                </text:list-item>
                <text:list-item>
                  <text:p text:style-name="P14"><text:soft-page-break/><text:span text:style-name="T24">DELETE</text:span><text:span text:style-name="T13">(</text:span><text:span text:style-name="T32">'/id' </text:span><text:span text:style-name="T36">, <text:s/></text:span><text:span text:style-name="T47">remove</text:span><text:span text:style-name="T13">)</text:span><text:span text:style-name="T36"> <text:s/></text:span><text:span text:style-name="T50">//удаление Notification по полю ( _id )</text:span></text:p>
                  <text:p text:style-name="P14"><text:span text:style-name="T50"/></text:p>
                </text:list-item>
              </text:list>
            </text:list-item>
          </text:list>
        </text:list-item>
      </text:list>
      <text:p text:style-name="P26"><text:span text:style-name="T42"/></text:p>
      <text:p text:style-name="P26"><text:span text:style-name="T42"/></text:p>
      <text:list xml:id="list150451729114193" text:continue-numbering="true" text:style-name="L7">
        <text:list-item>
          <text:p text:style-name="P10"><text:span text:style-name="T41">/api/godTransports </text:span><text:span text:style-name="T53">доступ с валидным jwt </text:span><text:span text:style-name="T56">+ доступ</text:span><text:span text:style-name="T53"> со (status:3)</text:span></text:p>
          <text:p text:style-name="P11"><text:span text:style-name="T42">+ </text:span></text:p>
          <text:list>
            <text:list-item>
              <text:list>
                <text:list-header>
                  <text:p text:style-name="P15"><text:span text:style-name="T25"/></text:p>
                </text:list-header>
                <text:list-item>
                  <text:p text:style-name="P15"><text:span text:style-name="T25">GET</text:span><text:span text:style-name="T13">(</text:span><text:span text:style-name="T32">'/id' </text:span><text:span text:style-name="T36">, </text:span><text:span text:style-name="T47">getById</text:span><text:span text:style-name="T13">)</text:span><text:span text:style-name="T36"> <text:s text:c="25"/></text:span><text:span text:style-name="T50">//получение данных конкретного Transport по полю ( _id )</text:span></text:p>
                  <text:p text:style-name="P15"><text:span text:style-name="T24"/></text:p>
                </text:list-item>
                <text:list-item>
                  <text:p text:style-name="P15"><text:span text:style-name="T24">POST</text:span><text:span text:style-name="T13">(</text:span><text:span text:style-name="T32">'/' </text:span><text:span text:style-name="T36">, </text:span><text:span text:style-name="T47">create</text:span><text:span text:style-name="T13">)</text:span><text:span text:style-name="T36"> <text:s text:c="28"/></text:span><text:span text:style-name="T50">//создание Transport выбранной Company</text:span></text:p>
                  <text:p text:style-name="P39"><text:span text:style-name="T26">body={</text:span><text:line-break/><text:span text:style-name="T13"> <text:s text:c="3"/><text:tab/> <text:s/></text:span><text:span text:style-name="T8">type</text:span><text:span text:style-name="T13">: <text:s text:c="11"/></text:span><text:span text:style-name="T1">Number</text:span><text:span text:style-name="T36">,</text:span><text:line-break/><text:span text:style-name="T36"> <text:s text:c="3"/><text:tab/> <text:s/></text:span><text:span text:style-name="T8">numberTC</text:span><text:span text:style-name="T13">: <text:s text:c="2"/></text:span><text:span text:style-name="T1">String</text:span><text:span text:style-name="T36">,</text:span><text:line-break/><text:span text:style-name="T36"> <text:s text:c="3"/><text:tab/> <text:s/></text:span><text:span text:style-name="T8">numberPTC</text:span><text:span text:style-name="T13">: </text:span><text:span text:style-name="T1">String</text:span><text:span text:style-name="T36">,</text:span><text:line-break/><text:span text:style-name="T36"> <text:s text:c="3"/><text:tab/> <text:s/></text:span><text:span text:style-name="T8">VNTO</text:span><text:span text:style-name="T13">: <text:s text:c="9"/></text:span><text:span text:style-name="T1">String</text:span><text:span text:style-name="T36">,</text:span><text:line-break/><text:span text:style-name="T36"> <text:s text:c="3"/><text:tab/> <text:s/></text:span><text:span text:style-name="T8">companyId</text:span><text:span text:style-name="T13">: </text:span><text:span text:style-name="T1">String</text:span><text:span text:style-name="T36">,</text:span><text:line-break/><text:tab/><text:span text:style-name="T13"> <text:s/></text:span><text:span text:style-name="T8">registrationTime</text:span><text:span text:style-name="T13">: </text:span><text:span text:style-name="T1">Number</text:span><text:span text:style-name="T7">(timestamp)(create server)</text:span><text:span text:style-name="T50"><text:line-break/></text:span><text:span text:style-name="T13">}</text:span></text:p>
                  <text:p text:style-name="P38"><text:span text:style-name="T25"/></text:p>
                </text:list-item>
                <text:list-item>
                  <text:p text:style-name="P15"><text:span text:style-name="T25">PATCH</text:span><text:span text:style-name="T13">(</text:span><text:span text:style-name="T32">'/id' </text:span><text:span text:style-name="T36">, </text:span><text:span text:style-name="T47">update</text:span><text:span text:style-name="T13">)</text:span><text:span text:style-name="T36"> <text:s text:c="22"/></text:span><text:span text:style-name="T50">//редактирование Transport по полю ( _id )</text:span></text:p>
                  <text:p text:style-name="P15"><text:span text:style-name="T24"/></text:p>
                </text:list-item>
                <text:list-item>
                  <text:p text:style-name="P15"><text:span text:style-name="T24">DELETE</text:span><text:span text:style-name="T13">(</text:span><text:span text:style-name="T32">'/id' </text:span><text:span text:style-name="T36">, </text:span><text:span text:style-name="T47">remove</text:span><text:span text:style-name="T13">)</text:span><text:span text:style-name="T36"> <text:s text:c="19"/></text:span><text:span text:style-name="T50">//удаление Transport по полю ( _id ), а также удаление всех Camera по полю (companyId) равное ( _id ) удаляемого Transport</text:span></text:p>
                  <text:p text:style-name="P15"><text:span text:style-name="T25"/></text:p>
                </text:list-item>
                <text:list-item>
                  <text:p text:style-name="P15"><text:span text:style-name="T25">GET</text:span><text:span text:style-name="T13">(</text:span><text:span text:style-name="T32">'/cameras/id' </text:span><text:span text:style-name="T36">, </text:span><text:span text:style-name="T47">getAllCamera</text:span><text:span text:style-name="T13">) </text:span><text:span text:style-name="T36"><text:s/></text:span><text:span text:style-name="T50">//выборка всех Camera по полю (transportId)</text:span></text:p>
                  <text:p text:style-name="P15"><text:span text:style-name="T50"/></text:p>
                </text:list-item>
              </text:list>
            </text:list-item>
          </text:list>
        </text:list-item>
      </text:list>
      <text:p text:style-name="P26"><text:span text:style-name="T42"/></text:p>
      <text:p text:style-name="P26"><text:span text:style-name="T42"/></text:p>
      <text:list xml:id="list150450929174449" text:continue-numbering="true" text:style-name="L7">
        <text:list-item>
          <text:p text:style-name="P10"><text:span text:style-name="T41">/api/godCameras </text:span><text:span text:style-name="T53">доступ с валидным jwt </text:span><text:span text:style-name="T56">+ доступ</text:span><text:span text:style-name="T53"> со (status:3)</text:span></text:p>
          <text:p text:style-name="P36"><text:span text:style-name="T44">+</text:span></text:p>
          <text:list>
            <text:list-item>
              <text:list>
                <text:list-item>
                  <text:p text:style-name="P37"><text:span text:style-name="T25">GET</text:span><text:span text:style-name="T13">(</text:span><text:span text:style-name="T32">'/id' </text:span><text:span text:style-name="T36">, <text:s/></text:span><text:span text:style-name="T47">getById</text:span><text:span text:style-name="T13">)</text:span><text:span text:style-name="T36"> <text:s text:c="6"/></text:span><text:span text:style-name="T50">//получение данных конкретной Camera по полю (_id )</text:span></text:p>
                  <text:p text:style-name="P37"><text:span text:style-name="T24"/></text:p>
                </text:list-item>
                <text:list-item>
                  <text:p text:style-name="P37"><text:span text:style-name="T24">POST</text:span><text:span text:style-name="T13">(</text:span><text:span text:style-name="T32">'/' </text:span><text:span text:style-name="T36">, <text:s/></text:span><text:span text:style-name="T47">create</text:span><text:span text:style-name="T13">)</text:span><text:span text:style-name="T36"> <text:s text:c="9"/></text:span><text:span text:style-name="T50">//создание Camera текущего Transport</text:span></text:p>
                  <text:p text:style-name="P39"><text:span text:style-name="T26">body={</text:span><text:line-break/><text:span text:style-name="T13"> <text:s text:c="3"/><text:tab/> <text:s/></text:span><text:span text:style-name="T8">companyId</text:span><text:span text:style-name="T13">: <text:s text:c="10"/></text:span><text:span text:style-name="T1">String</text:span><text:span text:style-name="T36">,</text:span><text:line-break/><text:span text:style-name="T36"> <text:s text:c="3"/><text:tab/> <text:s/></text:span><text:span text:style-name="T8">transportId</text:span><text:span text:style-name="T13">: <text:s text:c="10"/></text:span><text:span text:style-name="T1">String</text:span><text:span text:style-name="T36">,</text:span><text:line-break/><text:span text:style-name="T36"> <text:s text:c="3"/><text:tab/> <text:s/></text:span><text:span text:style-name="T8">nameCamera</text:span><text:span text:style-name="T13">: <text:s text:c="6"/></text:span><text:span text:style-name="T1">String</text:span><text:span text:style-name="T36">,</text:span><text:line-break/><text:span text:style-name="T36"> <text:s text:c="3"/><text:tab/> <text:s/></text:span><text:span text:style-name="T8">numberCamera</text:span><text:span text:style-name="T13">: <text:s text:c="3"/></text:span><text:span text:style-name="T1">Number</text:span><text:span text:style-name="T36">,</text:span><text:line-break/><text:span text:style-name="T36"> <text:s text:c="3"/><text:tab/> <text:s/></text:span><text:span text:style-name="T8">addressUrlOnline</text:span><text:span text:style-name="T13">:</text:span><text:span text:style-name="T23"> </text:span><text:span text:style-name="T3">String</text:span><text:line-break/><text:tab/><text:span text:style-name="T13"> <text:s/></text:span><text:span text:style-name="T8">registrationTime</text:span><text:span text:style-name="T13">: </text:span><text:span text:style-name="T1">Number</text:span><text:span text:style-name="T7">(timestamp)(create server)</text:span><text:span text:style-name="T50"><text:line-break/></text:span><text:span text:style-name="T13">}</text:span></text:p>
                  <text:p text:style-name="P38"><text:span text:style-name="T25"/></text:p>
                </text:list-item>
                <text:list-item>
                  <text:p text:style-name="P37"><text:span text:style-name="T25">PATCH</text:span><text:span text:style-name="T13">(</text:span><text:span text:style-name="T32">'/id' </text:span><text:span text:style-name="T36">, </text:span><text:span text:style-name="T47">update</text:span><text:span text:style-name="T13">)</text:span><text:span text:style-name="T36"> <text:s text:c="4"/></text:span><text:span text:style-name="T50">//редактирование Camera по полю ( _id )</text:span></text:p>
                  <text:p text:style-name="P37"><text:span text:style-name="T24"/></text:p>
                </text:list-item>
                <text:list-item>
                  <text:p text:style-name="P37"><text:span text:style-name="T24">DELETE</text:span><text:span text:style-name="T13">(</text:span><text:span text:style-name="T32">'/id' </text:span><text:span text:style-name="T36">, </text:span><text:span text:style-name="T47">remove</text:span><text:span text:style-name="T13">)</text:span><text:span text:style-name="T36"> <text:s/></text:span><text:span text:style-name="T50">//удаление Camera по полю ( _id )</text:span></text:p>
                  <text:p text:style-name="P37"><text:span text:style-name="T50"/></text:p>
                  <text:p text:style-name="P36"><text:span text:style-name="T44"/></text:p>
                </text:list-item>
              </text:list>
            </text:list-item>
          </text:list>
        </text:list-item>
      </text:list>
      <text:p text:style-name="P28"><text:span text:style-name="T43"/></text:p>
      <text:p text:style-name="P3"><text:span text:style-name="T34"/></text:p>
      <text:p text:style-name="P3"><text:line-break/></text:p>
      <text:p text:style-name="P2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1" svg:font-family="'JetBrains Mono'"/>
    <style:font-face style:name="Lohit Devanagari1" svg:font-family="'Lohit Devanagari'"/>
    <style:font-face style:name="Ubuntu" svg:font-family="Ubuntu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5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7T09:08:51.110199014</meta:creation-date>
    <dc:date>2020-09-17T15:04:17.566220142</dc:date>
    <meta:editing-duration>PT45M4S</meta:editing-duration>
    <meta:editing-cycles>3</meta:editing-cycles>
    <meta:generator>LibreOffice/6.4.5.2$Linux_X86_64 LibreOffice_project/40$Build-2</meta:generator>
    <meta:document-statistic meta:table-count="0" meta:image-count="0" meta:object-count="0" meta:page-count="5" meta:paragraph-count="90" meta:word-count="795" meta:character-count="6494" meta:non-whitespace-character-count="4770"/>
  </office:meta>
</office:document-meta>
</file>